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8.25pt" officeooo:rsid="000fc9c9" officeooo:paragraph-rsid="000fc9c9" style:font-size-asian="16pt" style:font-size-complex="18.2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输入android native可进入NDK开发的官网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27T20:29:40.016110064</dc:date>
    <meta:editing-duration>PT2M50S</meta:editing-duration>
    <meta:editing-cycles>1</meta:editing-cycles>
    <meta:document-statistic meta:table-count="0" meta:image-count="0" meta:object-count="0" meta:page-count="1" meta:paragraph-count="1" meta:word-count="13" meta:character-count="27" meta:non-whitespace-character-count="26"/>
    <meta:generator>LibreOffice/6.4.7.2$Linux_X86_64 LibreOffice_project/40$Build-2</meta:generator>
  </office:meta>
</office:document-meta>
</file>